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671cm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standard">
      <style:graphic-properties draw:stroke="none" svg:stroke-color="#000000" draw:fill="none" draw:fill-color="#ffffff" fo:min-height="2.413cm"/>
    </style:style>
    <style:style style:name="gr4" style:family="graphic" style:parent-style-name="standard">
      <style:graphic-properties draw:stroke="none" svg:stroke-color="#000000" draw:fill="none" draw:fill-color="#ffffff" fo:min-height="2.2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326cm"/>
    </style:style>
    <style:style style:name="gr7" style:family="graphic" style:parent-style-name="standard">
      <style:graphic-properties draw:stroke="none" svg:stroke-color="#000000" draw:fill="none" draw:fill-color="#ffffff" fo:min-height="2.163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1.528cm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2" style:family="paragraph">
      <style:paragraph-properties style:text-autospace="none"/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.778cm" svg:height="2.921cm" svg:x="8.239cm" svg:y="1.381cm">
          <draw:text-box>
            <text:p text:style-name="P1">O|X|</text:p>
            <text:p text:style-name="P1">-+-+-</text:p>
            <text:p text:style-name="P1">O| |X</text:p>
            <text:p text:style-name="P1">-+-+-</text:p>
            <text:p text:style-name="P2">X| |O</text:p>
          </draw:text-box>
        </draw:frame>
        <draw:frame draw:style-name="gr2" draw:text-style-name="P1" draw:layer="layout" svg:width="1.651cm" svg:height="2.54cm" svg:x="1.889cm" svg:y="4.937cm">
          <draw:text-box>
            <text:p text:style-name="P1">O|X|X</text:p>
            <text:p text:style-name="P1">-+-+-</text:p>
            <text:p text:style-name="P1">O| |X</text:p>
            <text:p text:style-name="P1">-+-+-</text:p>
            <text:p text:style-name="P2">X| |O</text:p>
          </draw:text-box>
        </draw:frame>
        <draw:frame draw:style-name="gr3" draw:layer="layout" svg:width="1.905cm" svg:height="2.663cm" svg:x="8.493cm" svg:y="8.37cm">
          <draw:text-box>
            <text:p text:style-name="P1">O|X|</text:p>
            <text:p text:style-name="P1">-+-+-</text:p>
            <text:p text:style-name="P1">O|X|X</text:p>
            <text:p text:style-name="P1">-+-+-</text:p>
            <text:p text:style-name="P2">X|O|O</text:p>
          </draw:text-box>
        </draw:frame>
        <draw:frame draw:style-name="gr4" draw:layer="layout" svg:width="2.032cm" svg:height="2.536cm" svg:x="16.24cm" svg:y="5.068cm">
          <draw:text-box>
            <text:p text:style-name="P1">O|X|</text:p>
            <text:p text:style-name="P1">-+-+-</text:p>
            <text:p text:style-name="P1">O| |X</text:p>
            <text:p text:style-name="P1">-+-+-</text:p>
            <text:p text:style-name="P2">X|X|O</text:p>
          </draw:text-box>
        </draw:frame>
        <draw:line draw:style-name="gr5" draw:text-style-name="P3" draw:layer="layout" svg:x1="7.985cm" svg:y1="3.54cm" svg:x2="3.794cm" svg:y2="4.81cm">
          <text:p/>
        </draw:line>
        <draw:line draw:style-name="gr5" draw:text-style-name="P3" draw:layer="layout" svg:x1="8.874cm" svg:y1="3.794cm" svg:x2="8.874cm" svg:y2="4.556cm">
          <text:p/>
        </draw:line>
        <draw:line draw:style-name="gr5" draw:text-style-name="P3" draw:layer="layout" svg:x1="9.89cm" svg:y1="3.54cm" svg:x2="15.986cm" svg:y2="4.81cm">
          <text:p/>
        </draw:line>
        <draw:frame draw:style-name="gr6" draw:text-style-name="P1" draw:layer="layout" svg:width="1.778cm" svg:height="2.576cm" svg:x="1.254cm" svg:y="8.457cm">
          <draw:text-box>
            <text:p text:style-name="P1">O|X|X</text:p>
            <text:p text:style-name="P1">-+-+-</text:p>
            <text:p text:style-name="P1">O|O|X</text:p>
            <text:p text:style-name="P1">-+-+-</text:p>
            <text:p text:style-name="P2">X| |O</text:p>
          </draw:text-box>
        </draw:frame>
        <draw:frame draw:style-name="gr7" draw:text-style-name="P1" draw:layer="layout" svg:width="1.778cm" svg:height="2.413cm" svg:x="3.413cm" svg:y="8.493cm">
          <draw:text-box>
            <text:p text:style-name="P1">O|X|X</text:p>
            <text:p text:style-name="P1">-+-+-</text:p>
            <text:p text:style-name="P1">O| |X</text:p>
            <text:p text:style-name="P1">-+-+-</text:p>
            <text:p text:style-name="P2">X|O|O</text:p>
          </draw:text-box>
        </draw:frame>
        <draw:frame draw:style-name="gr3" draw:layer="layout" svg:width="1.905cm" svg:height="2.663cm" svg:x="6.08cm" svg:y="8.37cm">
          <draw:text-box>
            <text:p text:style-name="P1">O|X|O</text:p>
            <text:p text:style-name="P1">-+-+-</text:p>
            <text:p text:style-name="P1">O|X|X</text:p>
            <text:p text:style-name="P1">-+-+-</text:p>
            <text:p text:style-name="P2">X| |O</text:p>
          </draw:text-box>
        </draw:frame>
        <draw:frame draw:style-name="gr3" draw:layer="layout" svg:width="1.905cm" svg:height="2.663cm" svg:x="8.24cm" svg:y="4.942cm">
          <draw:text-box>
            <text:p text:style-name="P1">O|X|</text:p>
            <text:p text:style-name="P1">-+-+-</text:p>
            <text:p text:style-name="P1">O|X|X</text:p>
            <text:p text:style-name="P1">-+-+-</text:p>
            <text:p text:style-name="P2">X| |O</text:p>
          </draw:text-box>
        </draw:frame>
        <draw:frame draw:style-name="gr4" draw:layer="layout" svg:width="2.032cm" svg:height="2.536cm" svg:x="12.684cm" svg:y="8.493cm">
          <draw:text-box>
            <text:p text:style-name="P1">O|X|O</text:p>
            <text:p text:style-name="P1">-+-+-</text:p>
            <text:p text:style-name="P1">O| |X</text:p>
            <text:p text:style-name="P1">-+-+-</text:p>
            <text:p text:style-name="P2">X|X|O</text:p>
          </draw:text-box>
        </draw:frame>
        <draw:frame draw:style-name="gr4" draw:layer="layout" svg:width="2.032cm" svg:height="2.536cm" svg:x="16.113cm" svg:y="8.37cm">
          <draw:text-box>
            <text:p text:style-name="P1">O|X|</text:p>
            <text:p text:style-name="P1">-+-+-</text:p>
            <text:p text:style-name="P1">O|O|X</text:p>
            <text:p text:style-name="P1">-+-+-</text:p>
            <text:p text:style-name="P2">X|X|O</text:p>
          </draw:text-box>
        </draw:frame>
        <draw:line draw:style-name="gr5" draw:text-style-name="P3" draw:layer="layout" svg:x1="2.524cm" svg:y1="7.35cm" svg:x2="2.016cm" svg:y2="8.112cm">
          <text:p/>
        </draw:line>
        <draw:line draw:style-name="gr5" draw:text-style-name="P3" draw:layer="layout" svg:x1="2.778cm" svg:y1="7.477cm" svg:x2="3.667cm" svg:y2="8.239cm">
          <text:p/>
        </draw:line>
        <draw:line draw:style-name="gr5" draw:text-style-name="P3" draw:layer="layout" svg:x1="8.239cm" svg:y1="7.35cm" svg:x2="7.223cm" svg:y2="8.112cm">
          <text:p/>
        </draw:line>
        <draw:line draw:style-name="gr5" draw:text-style-name="P3" draw:layer="layout" svg:x1="8.62cm" svg:y1="7.35cm" svg:x2="9.128cm" svg:y2="8.112cm">
          <text:p/>
        </draw:line>
        <draw:line draw:style-name="gr5" draw:text-style-name="P3" draw:layer="layout" svg:x1="16.24cm" svg:y1="7.477cm" svg:x2="13.827cm" svg:y2="8.239cm">
          <text:p/>
        </draw:line>
        <draw:line draw:style-name="gr5" draw:text-style-name="P3" draw:layer="layout" svg:x1="16.748cm" svg:y1="7.477cm" svg:x2="16.875cm" svg:y2="8.112cm">
          <text:p/>
        </draw:line>
        <draw:frame draw:style-name="gr6" draw:text-style-name="P1" draw:layer="layout" svg:width="1.778cm" svg:height="2.576cm" svg:x="1.254cm" svg:y="12.013cm">
          <draw:text-box>
            <text:p text:style-name="P1">O|X|X</text:p>
            <text:p text:style-name="P1">-+-+-</text:p>
            <text:p text:style-name="P1">O|O|X</text:p>
            <text:p text:style-name="P1">-+-+-</text:p>
            <text:p text:style-name="P2">X|X|O</text:p>
          </draw:text-box>
        </draw:frame>
        <draw:frame draw:style-name="gr7" draw:text-style-name="P1" draw:layer="layout" svg:width="1.778cm" svg:height="2.413cm" svg:x="3.286cm" svg:y="11.922cm">
          <draw:text-box>
            <text:p text:style-name="P1">O|X|X</text:p>
            <text:p text:style-name="P1">-+-+-</text:p>
            <text:p text:style-name="P1">O|X|X</text:p>
            <text:p text:style-name="P1">-+-+-</text:p>
            <text:p text:style-name="P2">X|O|O</text:p>
          </draw:text-box>
        </draw:frame>
        <draw:frame draw:style-name="gr3" draw:layer="layout" svg:width="1.905cm" svg:height="2.663cm" svg:x="5.953cm" svg:y="11.799cm">
          <draw:text-box>
            <text:p text:style-name="P1">O|X|O</text:p>
            <text:p text:style-name="P1">-+-+-</text:p>
            <text:p text:style-name="P1">O|X|X</text:p>
            <text:p text:style-name="P1">-+-+-</text:p>
            <text:p text:style-name="P2">X|X|O</text:p>
          </draw:text-box>
        </draw:frame>
        <draw:frame draw:style-name="gr3" draw:layer="layout" svg:width="1.905cm" svg:height="2.663cm" svg:x="8.366cm" svg:y="11.795cm">
          <draw:text-box>
            <text:p text:style-name="P1">O|X|X</text:p>
            <text:p text:style-name="P1">-+-+-</text:p>
            <text:p text:style-name="P1">O|X|X</text:p>
            <text:p text:style-name="P1">-+-+-</text:p>
            <text:p text:style-name="P2">X|O|O</text:p>
          </draw:text-box>
        </draw:frame>
        <draw:frame draw:style-name="gr4" draw:layer="layout" svg:width="2.032cm" svg:height="2.536cm" svg:x="12.43cm" svg:y="11.668cm">
          <draw:text-box>
            <text:p text:style-name="P1">O|X|O</text:p>
            <text:p text:style-name="P1">-+-+-</text:p>
            <text:p text:style-name="P1">O|X|X</text:p>
            <text:p text:style-name="P1">-+-+-</text:p>
            <text:p text:style-name="P2">X|X|O</text:p>
          </draw:text-box>
        </draw:frame>
        <draw:frame draw:style-name="gr4" draw:layer="layout" svg:width="2.032cm" svg:height="2.536cm" svg:x="15.859cm" svg:y="11.545cm">
          <draw:text-box>
            <text:p text:style-name="P1">O|X|X</text:p>
            <text:p text:style-name="P1">-+-+-</text:p>
            <text:p text:style-name="P1">O|O|X</text:p>
            <text:p text:style-name="P1">-+-+-</text:p>
            <text:p text:style-name="P2">X|X|O</text:p>
          </draw:text-box>
        </draw:frame>
        <draw:line draw:style-name="gr5" draw:text-style-name="P3" draw:layer="layout" svg:x1="2.016cm" svg:y1="10.906cm" svg:x2="2.016cm" svg:y2="11.922cm">
          <text:p/>
        </draw:line>
        <draw:line draw:style-name="gr5" draw:text-style-name="P3" draw:layer="layout" svg:x1="4.048cm" svg:y1="10.906cm" svg:x2="4.048cm" svg:y2="11.922cm">
          <text:p/>
        </draw:line>
        <draw:line draw:style-name="gr5" draw:text-style-name="P3" draw:layer="layout" svg:x1="6.715cm" svg:y1="10.906cm" svg:x2="6.715cm" svg:y2="11.668cm">
          <text:p/>
        </draw:line>
        <draw:line draw:style-name="gr5" draw:text-style-name="P3" draw:layer="layout" svg:x1="9.255cm" svg:y1="10.779cm" svg:x2="9.255cm" svg:y2="11.668cm">
          <text:p/>
        </draw:line>
        <draw:line draw:style-name="gr5" draw:text-style-name="P3" draw:layer="layout" svg:x1="13.319cm" svg:y1="10.779cm" svg:x2="13.319cm" svg:y2="11.541cm">
          <text:p/>
        </draw:line>
        <draw:line draw:style-name="gr5" draw:text-style-name="P3" draw:layer="layout" svg:x1="16.748cm" svg:y1="10.779cm" svg:x2="16.748cm" svg:y2="11.541cm">
          <text:p/>
        </draw:line>
        <draw:frame draw:style-name="gr8" draw:layer="layout" svg:width="1.27cm" svg:height="1.143cm" svg:x="16.24cm" svg:y="14.208cm">
          <draw:text-box>
            <text:p>-1</text:p>
          </draw:text-box>
        </draw:frame>
        <draw:frame draw:style-name="gr8" draw:layer="layout" svg:width="1.27cm" svg:height="1.143cm" svg:x="12.811cm" svg:y="14.208cm">
          <draw:text-box>
            <text:p>+1</text:p>
          </draw:text-box>
        </draw:frame>
        <draw:frame draw:style-name="gr8" draw:layer="layout" svg:width="1.27cm" svg:height="1.143cm" svg:x="5.953cm" svg:y="14.335cm">
          <draw:text-box>
            <text:p>+1</text:p>
          </draw:text-box>
        </draw:frame>
        <draw:frame draw:style-name="gr8" draw:layer="layout" svg:width="1.27cm" svg:height="1.143cm" svg:x="1.508cm" svg:y="14.462cm">
          <draw:text-box>
            <text:p>-1</text:p>
          </draw:text-box>
        </draw:frame>
        <draw:frame draw:style-name="gr8" draw:layer="layout" svg:width="1.27cm" svg:height="1.143cm" svg:x="3.413cm" svg:y="14.462cm">
          <draw:text-box>
            <text:p>+1</text:p>
          </draw:text-box>
        </draw:frame>
        <draw:frame draw:style-name="gr8" draw:layer="layout" svg:width="1.27cm" svg:height="1.143cm" svg:x="8.62cm" svg:y="14.335cm">
          <draw:text-box>
            <text:p>+1</text:p>
          </draw:text-box>
        </draw:frame>
        <draw:frame draw:style-name="gr8" draw:layer="layout" svg:width="1.27cm" svg:height="1.143cm" svg:x="0.619cm" svg:y="10.906cm">
          <draw:text-box>
            <text:p>-1</text:p>
          </draw:text-box>
        </draw:frame>
        <draw:frame draw:style-name="gr8" draw:layer="layout" svg:width="1.27cm" svg:height="1.143cm" svg:x="15.351cm" svg:y="10.525cm">
          <draw:text-box>
            <text:p>-1</text:p>
          </draw:text-box>
        </draw:frame>
        <draw:frame draw:style-name="gr8" draw:layer="layout" svg:width="1.27cm" svg:height="1.143cm" svg:x="9.382cm" svg:y="10.779cm">
          <draw:text-box>
            <text:p>+1</text:p>
          </draw:text-box>
        </draw:frame>
        <draw:frame draw:style-name="gr8" draw:layer="layout" svg:width="1.27cm" svg:height="1.143cm" svg:x="7.096cm" svg:y="10.779cm">
          <draw:text-box>
            <text:p>+1</text:p>
          </draw:text-box>
        </draw:frame>
        <draw:frame draw:style-name="gr8" draw:layer="layout" svg:width="1.27cm" svg:height="1.143cm" svg:x="12.303cm" svg:y="10.652cm">
          <draw:text-box>
            <text:p>+1</text:p>
          </draw:text-box>
        </draw:frame>
        <draw:frame draw:style-name="gr8" draw:layer="layout" svg:width="1.27cm" svg:height="1.143cm" svg:x="4.175cm" svg:y="10.779cm">
          <draw:text-box>
            <text:p>+1</text:p>
          </draw:text-box>
        </draw:frame>
        <draw:frame draw:style-name="gr8" draw:layer="layout" svg:width="1.27cm" svg:height="1.143cm" svg:x="3.286cm" svg:y="6.969cm">
          <draw:text-box>
            <text:p>-1</text:p>
          </draw:text-box>
        </draw:frame>
        <draw:frame draw:style-name="gr8" draw:layer="layout" svg:width="1.27cm" svg:height="1.143cm" svg:x="9.382cm" svg:y="6.969cm">
          <draw:text-box>
            <text:p>+1</text:p>
          </draw:text-box>
        </draw:frame>
        <draw:frame draw:style-name="gr8" draw:layer="layout" svg:width="1.27cm" svg:height="1.143cm" svg:x="17.764cm" svg:y="6.969cm">
          <draw:text-box>
            <text:p>-1</text:p>
          </draw:text-box>
        </draw:frame>
        <draw:frame draw:style-name="gr9" draw:text-style-name="P4" draw:layer="layout" svg:width="2.016cm" svg:height="1.778cm" svg:x="-0.143cm" svg:y="8.874cm">
          <draw:text-box>
            <text:p text:style-name="P4"><text:span text:style-name="T1">MAX</text:span></text:p>
          </draw:text-box>
        </draw:frame>
        <draw:frame draw:style-name="gr10" draw:layer="layout" svg:width="1.397cm" svg:height="1.647cm" svg:x="9.509cm" svg:y="3.667cm">
          <draw:text-box>
            <text:p>+1</text:p>
          </draw:text-box>
        </draw:frame>
        <draw:frame draw:style-name="gr9" draw:text-style-name="P4" draw:layer="layout" svg:width="2.016cm" svg:height="1.778cm" svg:x="0cm" svg:y="5.826cm">
          <draw:text-box>
            <text:p text:style-name="P4"><text:span text:style-name="T1">MIN</text:span></text:p>
          </draw:text-box>
        </draw:frame>
        <draw:frame draw:style-name="gr9" draw:text-style-name="P4" draw:layer="layout" svg:width="2.016cm" svg:height="1.778cm" svg:x="0cm" svg:y="3.159cm">
          <draw:text-box>
            <text:p text:style-name="P4"><text:span text:style-name="T1">MAX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Kovanen</meta:initial-creator>
    <meta:creation-date>2012-09-16T14:24:12</meta:creation-date>
    <dc:date>2012-09-16T14:56:30</dc:date>
    <dc:creator>Tony Kovanen</dc:creator>
    <meta:editing-duration>PT32M19S</meta:editing-duration>
    <meta:editing-cycles>16</meta:editing-cycles>
    <meta:generator>LibreOffice/3.4$Unix LibreOffice_project/340m1$Build-302</meta:generator>
    <meta:document-statistic meta:object-count="50"/>
  </office:meta>
</office:document-meta>
</file>